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4.991" calcext:value-type="float">
            <text:p>4.991</text:p>
          </table:table-cell>
          <table:table-cell office:value-type="float" office:value="0.503" calcext:value-type="float">
            <text:p>0.503</text:p>
          </table:table-cell>
          <table:table-cell table:formula="of:=SQRT([.A1])" office:value-type="float" office:value="2.23405460989654" calcext:value-type="float">
            <text:p>2.2340546099</text:p>
          </table:table-cell>
          <table:table-cell table:formula="of:=[.B1]/(2*[.C1])" office:value-type="float" office:value="0.112575582927065" calcext:value-type="float">
            <text:p>0.1125755829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0.482" calcext:value-type="float">
            <text:p>0.482</text:p>
          </table:table-cell>
          <table:table-cell table:formula="of:=SQRT([.A2])" office:value-type="float" office:value="2.33409511374323" calcext:value-type="float">
            <text:p>2.3340951137</text:p>
          </table:table-cell>
          <table:table-cell table:formula="of:=[.B2]/(2*[.C2])" office:value-type="float" office:value="0.103252004848039" calcext:value-type="float">
            <text:p>0.1032520048</text:p>
          </table:table-cell>
        </table:table-row>
        <table:table-row table:style-name="ro1">
          <table:table-cell office:value-type="float" office:value="5.922" calcext:value-type="float">
            <text:p>5.922</text:p>
          </table:table-cell>
          <table:table-cell office:value-type="float" office:value="0.487" calcext:value-type="float">
            <text:p>0.487</text:p>
          </table:table-cell>
          <table:table-cell table:formula="of:=SQRT([.A3])" office:value-type="float" office:value="2.43351597488079" calcext:value-type="float">
            <text:p>2.4335159749</text:p>
          </table:table-cell>
          <table:table-cell table:formula="of:=[.B3]/(2*[.C3])" office:value-type="float" office:value="0.100060982756412" calcext:value-type="float">
            <text:p>0.1000609828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0.551" calcext:value-type="float">
            <text:p>0.551</text:p>
          </table:table-cell>
          <table:table-cell table:formula="of:=SQRT([.A4])" office:value-type="float" office:value="2.53613879746358" calcext:value-type="float">
            <text:p>2.5361387975</text:p>
          </table:table-cell>
          <table:table-cell table:formula="of:=[.B4]/(2*[.C4])" office:value-type="float" office:value="0.108629701290612" calcext:value-type="float">
            <text:p>0.1086297013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0.537" calcext:value-type="float">
            <text:p>0.537</text:p>
          </table:table-cell>
          <table:table-cell table:formula="of:=SQRT([.A5])" office:value-type="float" office:value="2.63628526529281" calcext:value-type="float">
            <text:p>2.6362852653</text:p>
          </table:table-cell>
          <table:table-cell table:formula="of:=[.B5]/(2*[.C5])" office:value-type="float" office:value="0.101847855213111" calcext:value-type="float">
            <text:p>0.1018478552</text:p>
          </table:table-cell>
        </table:table-row>
        <table:table-row table:style-name="ro1">
          <table:table-cell office:value-type="float" office:value="7.502" calcext:value-type="float">
            <text:p>7.502</text:p>
          </table:table-cell>
          <table:table-cell office:value-type="float" office:value="0.565" calcext:value-type="float">
            <text:p>0.565</text:p>
          </table:table-cell>
          <table:table-cell table:formula="of:=SQRT([.A6])" office:value-type="float" office:value="2.73897791155752" calcext:value-type="float">
            <text:p>2.7389779116</text:p>
          </table:table-cell>
          <table:table-cell table:formula="of:=[.B6]/(2*[.C6])" office:value-type="float" office:value="0.10314066382498" calcext:value-type="float">
            <text:p>0.1031406638</text:p>
          </table:table-cell>
        </table:table-row>
        <table:table-row table:style-name="ro1">
          <table:table-cell office:value-type="float" office:value="8.061" calcext:value-type="float">
            <text:p>8.061</text:p>
          </table:table-cell>
          <table:table-cell office:value-type="float" office:value="0.509" calcext:value-type="float">
            <text:p>0.509</text:p>
          </table:table-cell>
          <table:table-cell table:formula="of:=SQRT([.A7])" office:value-type="float" office:value="2.83919002534173" calcext:value-type="float">
            <text:p>2.8391900253</text:p>
          </table:table-cell>
          <table:table-cell table:formula="of:=[.B7]/(2*[.C7])" office:value-type="float" office:value="0.0896382410928509" calcext:value-type="float">
            <text:p>0.0896382411</text:p>
          </table:table-cell>
        </table:table-row>
        <table:table-row table:style-name="ro1">
          <table:table-cell office:value-type="float" office:value="8.642" calcext:value-type="float">
            <text:p>8.642</text:p>
          </table:table-cell>
          <table:table-cell office:value-type="float" office:value="0.486" calcext:value-type="float">
            <text:p>0.486</text:p>
          </table:table-cell>
          <table:table-cell table:formula="of:=SQRT([.A8])" office:value-type="float" office:value="2.93972787856291" calcext:value-type="float">
            <text:p>2.9397278786</text:p>
          </table:table-cell>
          <table:table-cell table:formula="of:=[.B8]/(2*[.C8])" office:value-type="float" office:value="0.0826607121604707" calcext:value-type="float">
            <text:p>0.0826607122</text:p>
          </table:table-cell>
        </table:table-row>
        <table:table-row table:style-name="ro1">
          <table:table-cell table:number-columns-repeated="2"/>
          <table:table-cell table:formula="of:=SQRT([.A9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00:53:06.694052051</meta:creation-date>
    <dc:date>2016-04-19T00:59:40.754425010</dc:date>
    <meta:editing-duration>P0D</meta:editing-duration>
    <meta:editing-cycles>1</meta:editing-cycles>
    <meta:document-statistic meta:table-count="1" meta:cell-count="33" meta:object-count="0"/>
    <meta:generator>LibreOffice/4.2.8.2$Linux_X86_64 LibreOffice_project/420m0$Build-2</meta:generator>
  </office:meta>
</office:document-meta>
</file>